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.542cm"/>
    </style:style>
    <style:style style:name="co4" style:family="table-column">
      <style:table-column-properties fo:break-before="auto" style:column-width="5.043cm"/>
    </style:style>
    <style:style style:name="co5" style:family="table-column">
      <style:table-column-properties fo:break-before="auto" style:column-width="5.412cm"/>
    </style:style>
    <style:style style:name="co6" style:family="table-column">
      <style:table-column-properties fo:break-before="auto" style:column-width="3.253cm"/>
    </style:style>
    <style:style style:name="co7" style:family="table-column">
      <style:table-column-properties fo:break-before="auto" style:column-width="5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2" style:family="table-cell" style:parent-style-name="Default" style:data-style-name="N0">
      <style:table-cell-properties fo:wrap-option="wrap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4" style:family="table-cell" style:parent-style-name="Default" style:data-style-name="N37"/>
    <style:style style:name="ce5" style:family="table-cell" style:parent-style-name="Default" style:data-style-name="N11">
      <style:table-cell-properties fo:wrap-option="wrap"/>
    </style:style>
    <style:style style:name="ce8" style:family="table-cell" style:parent-style-name="Default">
      <style:table-cell-properties fo:wrap-option="wrap"/>
    </style:style>
    <style:style style:name="ce1" style:family="table-cell" style:parent-style-name="Default" style:data-style-name="N49"/>
    <style:style style:name="ce15" style:family="table-cell" style:parent-style-name="Default" style:data-style-name="N37"/>
    <style:style style:name="ce16" style:family="table-cell" style:parent-style-name="Default" style:data-style-name="N11">
      <style:table-cell-properties fo:wrap-option="wrap"/>
    </style:style>
    <style:style style:name="ce17" style:family="table-cell" style:parent-style-name="Default" style:data-style-name="N0"/>
    <style:style style:name="ce18" style:family="table-cell" style:parent-style-name="Default" style:data-style-name="N11"/>
    <style:style style:name="ce19" style:family="table-cell" style:parent-style-name="Default" style:data-style-name="N0">
      <style:table-cell-properties fo:wrap-option="wrap"/>
    </style:style>
    <style:style style:name="ce20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tents" table:style-name="ta1">
        <table:table-column table:style-name="co1" table:default-cell-style-name="Default"/>
        <table:table-row table:style-name="ro1">
          <table:table-cell office:value-type="string" calcext:value-type="string">
            <text:p>ZOE COVID Study</text:p>
          </table:table-cell>
        </table:table-row>
        <table:table-row table:style-name="ro1">
          <table:table-cell office:value-type="string" calcext:value-type="string">
            <text:p>Daily COVID Infections Repo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umber of users logging feeling well/unwell</text:p>
          </table:table-cell>
        </table:table-row>
        <table:table-row table:style-name="ro1">
          <table:table-cell office:value-type="string" calcext:value-type="string">
            <text:p>This section reports raw data by day, with no temporal averaging or rebalancing/</text:p>
          </table:table-cell>
        </table:table-row>
        <table:table-row table:style-name="ro1">
          <table:table-cell office:value-type="string" calcext:value-type="string">
            <text:p>extrapolation to the UK population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TAL - i.e. the simple total across all NHS regions, including Northern Ireland.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data used here is copied manually from the PDF fil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te that it says “feeling unwell”.</text:p>
          </table:table-cell>
        </table:table-row>
        <table:table-row table:style-name="ro1">
          <table:table-cell office:value-type="string" calcext:value-type="string">
            <text:p>This is different from “newly unwell" / “newly sick", which is used in the main ZOE calculation.</text:p>
          </table:table-cell>
        </table:table-row>
      </table:table>
      <table:table table:name="logged-unwell" table:style-name="ta1">
        <table:table-source xlink:type="simple" xlink:href="../out/logged-unwell.England.csv" table:table-name="logged-unwell" table:filter-name="Text - txt - csv (StarCalc)" table:filter-options="9/59/44,34,76,1,,2057,false,false,true,false,false,0,false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# users who logged feeling well</text:p>
          </table:table-cell>
          <table:table-cell office:value-type="string" calcext:value-type="string">
            <text:p># users who logged feeling unwell</text:p>
          </table:table-cell>
          <table:table-cell office:value-type="string" calcext:value-type="string">
            <text:p># users who logged</text:p>
          </table:table-cell>
          <table:table-cell office:value-type="string" calcext:value-type="string">
            <text:p>% users who logged feeling unwell</text:p>
          </table:table-cell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string" calcext:value-type="string">
            <text:p>England</text:p>
          </table:table-cell>
          <table:table-cell office:value-type="float" office:value="181813" calcext:value-type="float">
            <text:p>181813</text:p>
          </table:table-cell>
          <table:table-cell office:value-type="float" office:value="17149" calcext:value-type="float">
            <text:p>17149</text:p>
          </table:table-cell>
          <table:table-cell office:value-type="float" office:value="198962" calcext:value-type="float">
            <text:p>198962</text:p>
          </table:table-cell>
          <table:table-cell office:value-type="float" office:value="8.61923382354419" calcext:value-type="float">
            <text:p>8.61923382354419</text:p>
          </table:table-cell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string" calcext:value-type="string">
            <text:p>England</text:p>
          </table:table-cell>
          <table:table-cell office:value-type="float" office:value="161432" calcext:value-type="float">
            <text:p>161432</text:p>
          </table:table-cell>
          <table:table-cell office:value-type="float" office:value="14678" calcext:value-type="float">
            <text:p>14678</text:p>
          </table:table-cell>
          <table:table-cell office:value-type="float" office:value="176110" calcext:value-type="float">
            <text:p>176110</text:p>
          </table:table-cell>
          <table:table-cell office:value-type="float" office:value="8.3345636250071" calcext:value-type="float">
            <text:p>8.3345636250071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England</text:p>
          </table:table-cell>
          <table:table-cell office:value-type="float" office:value="159865" calcext:value-type="float">
            <text:p>159865</text:p>
          </table:table-cell>
          <table:table-cell office:value-type="float" office:value="14109" calcext:value-type="float">
            <text:p>14109</text:p>
          </table:table-cell>
          <table:table-cell office:value-type="float" office:value="173974" calcext:value-type="float">
            <text:p>173974</text:p>
          </table:table-cell>
          <table:table-cell office:value-type="float" office:value="8.10983250370745" calcext:value-type="float">
            <text:p>8.10983250370745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England</text:p>
          </table:table-cell>
          <table:table-cell office:value-type="float" office:value="164026" calcext:value-type="float">
            <text:p>164026</text:p>
          </table:table-cell>
          <table:table-cell office:value-type="float" office:value="14549" calcext:value-type="float">
            <text:p>14549</text:p>
          </table:table-cell>
          <table:table-cell office:value-type="float" office:value="178575" calcext:value-type="float">
            <text:p>178575</text:p>
          </table:table-cell>
          <table:table-cell office:value-type="float" office:value="8.14727705445891" calcext:value-type="float">
            <text:p>8.14727705445891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England</text:p>
          </table:table-cell>
          <table:table-cell office:value-type="float" office:value="162433" calcext:value-type="float">
            <text:p>162433</text:p>
          </table:table-cell>
          <table:table-cell office:value-type="float" office:value="14453" calcext:value-type="float">
            <text:p>14453</text:p>
          </table:table-cell>
          <table:table-cell office:value-type="float" office:value="176886" calcext:value-type="float">
            <text:p>176886</text:p>
          </table:table-cell>
          <table:table-cell office:value-type="float" office:value="8.17079927184741" calcext:value-type="float">
            <text:p>8.17079927184741</text:p>
          </table:table-cell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England</text:p>
          </table:table-cell>
          <table:table-cell office:value-type="float" office:value="160432" calcext:value-type="float">
            <text:p>160432</text:p>
          </table:table-cell>
          <table:table-cell office:value-type="float" office:value="13815" calcext:value-type="float">
            <text:p>13815</text:p>
          </table:table-cell>
          <table:table-cell office:value-type="float" office:value="174247" calcext:value-type="float">
            <text:p>174247</text:p>
          </table:table-cell>
          <table:table-cell office:value-type="float" office:value="7.92840048896107" calcext:value-type="float">
            <text:p>7.92840048896107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England</text:p>
          </table:table-cell>
          <table:table-cell office:value-type="float" office:value="160283" calcext:value-type="float">
            <text:p>160283</text:p>
          </table:table-cell>
          <table:table-cell office:value-type="float" office:value="14297" calcext:value-type="float">
            <text:p>14297</text:p>
          </table:table-cell>
          <table:table-cell office:value-type="float" office:value="174580" calcext:value-type="float">
            <text:p>174580</text:p>
          </table:table-cell>
          <table:table-cell office:value-type="float" office:value="8.18936877076412" calcext:value-type="float">
            <text:p>8.18936877076412</text:p>
          </table:table-cell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England</text:p>
          </table:table-cell>
          <table:table-cell office:value-type="float" office:value="168014" calcext:value-type="float">
            <text:p>168014</text:p>
          </table:table-cell>
          <table:table-cell office:value-type="float" office:value="15145" calcext:value-type="float">
            <text:p>15145</text:p>
          </table:table-cell>
          <table:table-cell office:value-type="float" office:value="183159" calcext:value-type="float">
            <text:p>183159</text:p>
          </table:table-cell>
          <table:table-cell office:value-type="float" office:value="8.26877194131875" calcext:value-type="float">
            <text:p>8.26877194131875</text:p>
          </table:table-cell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England</text:p>
          </table:table-cell>
          <table:table-cell office:value-type="float" office:value="153654" calcext:value-type="float">
            <text:p>153654</text:p>
          </table:table-cell>
          <table:table-cell office:value-type="float" office:value="12840" calcext:value-type="float">
            <text:p>12840</text:p>
          </table:table-cell>
          <table:table-cell office:value-type="float" office:value="166494" calcext:value-type="float">
            <text:p>166494</text:p>
          </table:table-cell>
          <table:table-cell office:value-type="float" office:value="7.71198962124761" calcext:value-type="float">
            <text:p>7.71198962124761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England</text:p>
          </table:table-cell>
          <table:table-cell office:value-type="float" office:value="157482" calcext:value-type="float">
            <text:p>157482</text:p>
          </table:table-cell>
          <table:table-cell office:value-type="float" office:value="12643" calcext:value-type="float">
            <text:p>12643</text:p>
          </table:table-cell>
          <table:table-cell office:value-type="float" office:value="170125" calcext:value-type="float">
            <text:p>170125</text:p>
          </table:table-cell>
          <table:table-cell office:value-type="float" office:value="7.43159441587068" calcext:value-type="float">
            <text:p>7.43159441587068</text:p>
          </table:table-cell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England</text:p>
          </table:table-cell>
          <table:table-cell office:value-type="float" office:value="164321" calcext:value-type="float">
            <text:p>164321</text:p>
          </table:table-cell>
          <table:table-cell office:value-type="float" office:value="11900" calcext:value-type="float">
            <text:p>11900</text:p>
          </table:table-cell>
          <table:table-cell office:value-type="float" office:value="176221" calcext:value-type="float">
            <text:p>176221</text:p>
          </table:table-cell>
          <table:table-cell office:value-type="float" office:value="6.7528841625005" calcext:value-type="float">
            <text:p>6.7528841625005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string" calcext:value-type="string">
            <text:p>England</text:p>
          </table:table-cell>
          <table:table-cell office:value-type="float" office:value="164779" calcext:value-type="float">
            <text:p>164779</text:p>
          </table:table-cell>
          <table:table-cell office:value-type="float" office:value="11130" calcext:value-type="float">
            <text:p>11130</text:p>
          </table:table-cell>
          <table:table-cell office:value-type="float" office:value="175909" calcext:value-type="float">
            <text:p>175909</text:p>
          </table:table-cell>
          <table:table-cell office:value-type="float" office:value="6.32713505278297" calcext:value-type="float">
            <text:p>6.32713505278297</text:p>
          </table:table-cell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string" calcext:value-type="string">
            <text:p>England</text:p>
          </table:table-cell>
          <table:table-cell office:value-type="float" office:value="159732" calcext:value-type="float">
            <text:p>159732</text:p>
          </table:table-cell>
          <table:table-cell office:value-type="float" office:value="10742" calcext:value-type="float">
            <text:p>10742</text:p>
          </table:table-cell>
          <table:table-cell office:value-type="float" office:value="170474" calcext:value-type="float">
            <text:p>170474</text:p>
          </table:table-cell>
          <table:table-cell office:value-type="float" office:value="6.30125415019299" calcext:value-type="float">
            <text:p>6.30125415019299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England</text:p>
          </table:table-cell>
          <table:table-cell office:value-type="float" office:value="159741" calcext:value-type="float">
            <text:p>159741</text:p>
          </table:table-cell>
          <table:table-cell office:value-type="float" office:value="11271" calcext:value-type="float">
            <text:p>11271</text:p>
          </table:table-cell>
          <table:table-cell office:value-type="float" office:value="171012" calcext:value-type="float">
            <text:p>171012</text:p>
          </table:table-cell>
          <table:table-cell office:value-type="float" office:value="6.59076556031156" calcext:value-type="float">
            <text:p>6.59076556031156</text:p>
          </table:table-cell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string" calcext:value-type="string">
            <text:p>England</text:p>
          </table:table-cell>
          <table:table-cell office:value-type="float" office:value="164363" calcext:value-type="float">
            <text:p>164363</text:p>
          </table:table-cell>
          <table:table-cell office:value-type="float" office:value="11758" calcext:value-type="float">
            <text:p>11758</text:p>
          </table:table-cell>
          <table:table-cell office:value-type="float" office:value="176121" calcext:value-type="float">
            <text:p>176121</text:p>
          </table:table-cell>
          <table:table-cell office:value-type="float" office:value="6.67609200492843" calcext:value-type="float">
            <text:p>6.67609200492843</text:p>
          </table:table-cell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string" calcext:value-type="string">
            <text:p>England</text:p>
          </table:table-cell>
          <table:table-cell office:value-type="float" office:value="152338" calcext:value-type="float">
            <text:p>152338</text:p>
          </table:table-cell>
          <table:table-cell office:value-type="float" office:value="10662" calcext:value-type="float">
            <text:p>10662</text:p>
          </table:table-cell>
          <table:table-cell office:value-type="float" office:value="163000" calcext:value-type="float">
            <text:p>163000</text:p>
          </table:table-cell>
          <table:table-cell office:value-type="float" office:value="6.54110429447853" calcext:value-type="float">
            <text:p>6.54110429447853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England</text:p>
          </table:table-cell>
          <table:table-cell office:value-type="float" office:value="155899" calcext:value-type="float">
            <text:p>155899</text:p>
          </table:table-cell>
          <table:table-cell office:value-type="float" office:value="10656" calcext:value-type="float">
            <text:p>10656</text:p>
          </table:table-cell>
          <table:table-cell office:value-type="float" office:value="166555" calcext:value-type="float">
            <text:p>166555</text:p>
          </table:table-cell>
          <table:table-cell office:value-type="float" office:value="6.39788658401129" calcext:value-type="float">
            <text:p>6.39788658401129</text:p>
          </table:table-cell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England</text:p>
          </table:table-cell>
          <table:table-cell office:value-type="float" office:value="160667" calcext:value-type="float">
            <text:p>160667</text:p>
          </table:table-cell>
          <table:table-cell office:value-type="float" office:value="10692" calcext:value-type="float">
            <text:p>10692</text:p>
          </table:table-cell>
          <table:table-cell office:value-type="float" office:value="171359" calcext:value-type="float">
            <text:p>171359</text:p>
          </table:table-cell>
          <table:table-cell office:value-type="float" office:value="6.23953221015529" calcext:value-type="float">
            <text:p>6.23953221015529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string" calcext:value-type="string">
            <text:p>England</text:p>
          </table:table-cell>
          <table:table-cell office:value-type="float" office:value="165095" calcext:value-type="float">
            <text:p>165095</text:p>
          </table:table-cell>
          <table:table-cell office:value-type="float" office:value="10888" calcext:value-type="float">
            <text:p>10888</text:p>
          </table:table-cell>
          <table:table-cell office:value-type="float" office:value="175983" calcext:value-type="float">
            <text:p>175983</text:p>
          </table:table-cell>
          <table:table-cell office:value-type="float" office:value="6.18696124057437" calcext:value-type="float">
            <text:p>6.18696124057437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England</text:p>
          </table:table-cell>
          <table:table-cell office:value-type="float" office:value="148773" calcext:value-type="float">
            <text:p>148773</text:p>
          </table:table-cell>
          <table:table-cell office:value-type="float" office:value="9714" calcext:value-type="float">
            <text:p>9714</text:p>
          </table:table-cell>
          <table:table-cell office:value-type="float" office:value="158487" calcext:value-type="float">
            <text:p>158487</text:p>
          </table:table-cell>
          <table:table-cell office:value-type="float" office:value="6.12920933578148" calcext:value-type="float">
            <text:p>6.12920933578148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string" calcext:value-type="string">
            <text:p>England</text:p>
          </table:table-cell>
          <table:table-cell office:value-type="float" office:value="137637" calcext:value-type="float">
            <text:p>137637</text:p>
          </table:table-cell>
          <table:table-cell office:value-type="float" office:value="9031" calcext:value-type="float">
            <text:p>9031</text:p>
          </table:table-cell>
          <table:table-cell office:value-type="float" office:value="146668" calcext:value-type="float">
            <text:p>146668</text:p>
          </table:table-cell>
          <table:table-cell office:value-type="float" office:value="6.15744402323615" calcext:value-type="float">
            <text:p>6.15744402323615</text:p>
          </table:table-cell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string" calcext:value-type="string">
            <text:p>England</text:p>
          </table:table-cell>
          <table:table-cell office:value-type="float" office:value="159743" calcext:value-type="float">
            <text:p>159743</text:p>
          </table:table-cell>
          <table:table-cell office:value-type="float" office:value="9521" calcext:value-type="float">
            <text:p>9521</text:p>
          </table:table-cell>
          <table:table-cell office:value-type="float" office:value="169264" calcext:value-type="float">
            <text:p>169264</text:p>
          </table:table-cell>
          <table:table-cell office:value-type="float" office:value="5.62494092069194" calcext:value-type="float">
            <text:p>5.62494092069194</text:p>
          </table:table-cell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string" calcext:value-type="string">
            <text:p>England</text:p>
          </table:table-cell>
          <table:table-cell office:value-type="float" office:value="152642" calcext:value-type="float">
            <text:p>152642</text:p>
          </table:table-cell>
          <table:table-cell office:value-type="float" office:value="9189" calcext:value-type="float">
            <text:p>9189</text:p>
          </table:table-cell>
          <table:table-cell office:value-type="float" office:value="161831" calcext:value-type="float">
            <text:p>161831</text:p>
          </table:table-cell>
          <table:table-cell office:value-type="float" office:value="5.67814571991769" calcext:value-type="float">
            <text:p>5.67814571991769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England</text:p>
          </table:table-cell>
          <table:table-cell office:value-type="float" office:value="155318" calcext:value-type="float">
            <text:p>155318</text:p>
          </table:table-cell>
          <table:table-cell office:value-type="float" office:value="9019" calcext:value-type="float">
            <text:p>9019</text:p>
          </table:table-cell>
          <table:table-cell office:value-type="float" office:value="164337" calcext:value-type="float">
            <text:p>164337</text:p>
          </table:table-cell>
          <table:table-cell office:value-type="float" office:value="5.48811284129563" calcext:value-type="float">
            <text:p>5.48811284129563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England</text:p>
          </table:table-cell>
          <table:table-cell office:value-type="float" office:value="156572" calcext:value-type="float">
            <text:p>156572</text:p>
          </table:table-cell>
          <table:table-cell office:value-type="float" office:value="8685" calcext:value-type="float">
            <text:p>8685</text:p>
          </table:table-cell>
          <table:table-cell office:value-type="float" office:value="165257" calcext:value-type="float">
            <text:p>165257</text:p>
          </table:table-cell>
          <table:table-cell office:value-type="float" office:value="5.25545060118482" calcext:value-type="float">
            <text:p>5.25545060118482</text:p>
          </table:table-cell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England</text:p>
          </table:table-cell>
          <table:table-cell office:value-type="float" office:value="157781" calcext:value-type="float">
            <text:p>157781</text:p>
          </table:table-cell>
          <table:table-cell office:value-type="float" office:value="9285" calcext:value-type="float">
            <text:p>9285</text:p>
          </table:table-cell>
          <table:table-cell office:value-type="float" office:value="167066" calcext:value-type="float">
            <text:p>167066</text:p>
          </table:table-cell>
          <table:table-cell office:value-type="float" office:value="5.55768378964002" calcext:value-type="float">
            <text:p>5.55768378964002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England</text:p>
          </table:table-cell>
          <table:table-cell office:value-type="float" office:value="155744" calcext:value-type="float">
            <text:p>155744</text:p>
          </table:table-cell>
          <table:table-cell office:value-type="float" office:value="8616" calcext:value-type="float">
            <text:p>8616</text:p>
          </table:table-cell>
          <table:table-cell office:value-type="float" office:value="164360" calcext:value-type="float">
            <text:p>164360</text:p>
          </table:table-cell>
          <table:table-cell office:value-type="float" office:value="5.24215137503042" calcext:value-type="float">
            <text:p>5.24215137503042</text:p>
          </table:table-cell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England</text:p>
          </table:table-cell>
          <table:table-cell office:value-type="float" office:value="138547" calcext:value-type="float">
            <text:p>138547</text:p>
          </table:table-cell>
          <table:table-cell office:value-type="float" office:value="6921" calcext:value-type="float">
            <text:p>6921</text:p>
          </table:table-cell>
          <table:table-cell office:value-type="float" office:value="145468" calcext:value-type="float">
            <text:p>145468</text:p>
          </table:table-cell>
          <table:table-cell office:value-type="float" office:value="4.75774740836473" calcext:value-type="float">
            <text:p>4.75774740836473</text:p>
          </table:table-cell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England</text:p>
          </table:table-cell>
          <table:table-cell office:value-type="float" office:value="127262" calcext:value-type="float">
            <text:p>127262</text:p>
          </table:table-cell>
          <table:table-cell office:value-type="float" office:value="2994" calcext:value-type="float">
            <text:p>2994</text:p>
          </table:table-cell>
          <table:table-cell office:value-type="float" office:value="130256" calcext:value-type="float">
            <text:p>130256</text:p>
          </table:table-cell>
          <table:table-cell office:value-type="float" office:value="2.29855054661589" calcext:value-type="float">
            <text:p>2.29855054661589</text:p>
          </table:table-cell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string" calcext:value-type="string">
            <text:p>England</text:p>
          </table:table-cell>
          <table:table-cell office:value-type="float" office:value="145091" calcext:value-type="float">
            <text:p>145091</text:p>
          </table:table-cell>
          <table:table-cell office:value-type="float" office:value="2638" calcext:value-type="float">
            <text:p>2638</text:p>
          </table:table-cell>
          <table:table-cell office:value-type="float" office:value="147729" calcext:value-type="float">
            <text:p>147729</text:p>
          </table:table-cell>
          <table:table-cell office:value-type="float" office:value="1.78570219794353" calcext:value-type="float">
            <text:p>1.78570219794353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England</text:p>
          </table:table-cell>
          <table:table-cell office:value-type="float" office:value="148643" calcext:value-type="float">
            <text:p>148643</text:p>
          </table:table-cell>
          <table:table-cell office:value-type="float" office:value="2614" calcext:value-type="float">
            <text:p>2614</text:p>
          </table:table-cell>
          <table:table-cell office:value-type="float" office:value="151257" calcext:value-type="float">
            <text:p>151257</text:p>
          </table:table-cell>
          <table:table-cell office:value-type="float" office:value="1.72818448071825" calcext:value-type="float">
            <text:p>1.72818448071825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England</text:p>
          </table:table-cell>
          <table:table-cell office:value-type="float" office:value="152557" calcext:value-type="float">
            <text:p>152557</text:p>
          </table:table-cell>
          <table:table-cell office:value-type="float" office:value="5067" calcext:value-type="float">
            <text:p>5067</text:p>
          </table:table-cell>
          <table:table-cell office:value-type="float" office:value="157624" calcext:value-type="float">
            <text:p>157624</text:p>
          </table:table-cell>
          <table:table-cell office:value-type="float" office:value="3.21461198802213" calcext:value-type="float">
            <text:p>3.21461198802213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England</text:p>
          </table:table-cell>
          <table:table-cell office:value-type="float" office:value="151158" calcext:value-type="float">
            <text:p>151158</text:p>
          </table:table-cell>
          <table:table-cell office:value-type="float" office:value="6750" calcext:value-type="float">
            <text:p>6750</text:p>
          </table:table-cell>
          <table:table-cell office:value-type="float" office:value="157908" calcext:value-type="float">
            <text:p>157908</text:p>
          </table:table-cell>
          <table:table-cell office:value-type="float" office:value="4.27464093016187" calcext:value-type="float">
            <text:p>4.27464093016187</text:p>
          </table:table-cell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England</text:p>
          </table:table-cell>
          <table:table-cell office:value-type="float" office:value="151412" calcext:value-type="float">
            <text:p>151412</text:p>
          </table:table-cell>
          <table:table-cell office:value-type="float" office:value="6880" calcext:value-type="float">
            <text:p>6880</text:p>
          </table:table-cell>
          <table:table-cell office:value-type="float" office:value="158292" calcext:value-type="float">
            <text:p>158292</text:p>
          </table:table-cell>
          <table:table-cell office:value-type="float" office:value="4.3463977964774" calcext:value-type="float">
            <text:p>4.3463977964774</text:p>
          </table:table-cell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England</text:p>
          </table:table-cell>
          <table:table-cell office:value-type="float" office:value="154007" calcext:value-type="float">
            <text:p>154007</text:p>
          </table:table-cell>
          <table:table-cell office:value-type="float" office:value="6957" calcext:value-type="float">
            <text:p>6957</text:p>
          </table:table-cell>
          <table:table-cell office:value-type="float" office:value="160964" calcext:value-type="float">
            <text:p>160964</text:p>
          </table:table-cell>
          <table:table-cell office:value-type="float" office:value="4.32208444124152" calcext:value-type="float">
            <text:p>4.32208444124152</text:p>
          </table:table-cell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string" calcext:value-type="string">
            <text:p>England</text:p>
          </table:table-cell>
          <table:table-cell office:value-type="float" office:value="153005" calcext:value-type="float">
            <text:p>153005</text:p>
          </table:table-cell>
          <table:table-cell office:value-type="float" office:value="6462" calcext:value-type="float">
            <text:p>6462</text:p>
          </table:table-cell>
          <table:table-cell office:value-type="float" office:value="159467" calcext:value-type="float">
            <text:p>159467</text:p>
          </table:table-cell>
          <table:table-cell office:value-type="float" office:value="4.05224905466335" calcext:value-type="float">
            <text:p>4.05224905466335</text:p>
          </table:table-cell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England</text:p>
          </table:table-cell>
          <table:table-cell office:value-type="float" office:value="139490" calcext:value-type="float">
            <text:p>139490</text:p>
          </table:table-cell>
          <table:table-cell office:value-type="float" office:value="5798" calcext:value-type="float">
            <text:p>5798</text:p>
          </table:table-cell>
          <table:table-cell office:value-type="float" office:value="145288" calcext:value-type="float">
            <text:p>145288</text:p>
          </table:table-cell>
          <table:table-cell office:value-type="float" office:value="3.99069434502505" calcext:value-type="float">
            <text:p>3.99069434502505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England</text:p>
          </table:table-cell>
          <table:table-cell office:value-type="float" office:value="140980" calcext:value-type="float">
            <text:p>140980</text:p>
          </table:table-cell>
          <table:table-cell office:value-type="float" office:value="5911" calcext:value-type="float">
            <text:p>5911</text:p>
          </table:table-cell>
          <table:table-cell office:value-type="float" office:value="146891" calcext:value-type="float">
            <text:p>146891</text:p>
          </table:table-cell>
          <table:table-cell office:value-type="float" office:value="4.02407227127598" calcext:value-type="float">
            <text:p>4.02407227127598</text:p>
          </table:table-cell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England</text:p>
          </table:table-cell>
          <table:table-cell office:value-type="float" office:value="143731" calcext:value-type="float">
            <text:p>143731</text:p>
          </table:table-cell>
          <table:table-cell office:value-type="float" office:value="6215" calcext:value-type="float">
            <text:p>6215</text:p>
          </table:table-cell>
          <table:table-cell office:value-type="float" office:value="149946" calcext:value-type="float">
            <text:p>149946</text:p>
          </table:table-cell>
          <table:table-cell office:value-type="float" office:value="4.14482547050271" calcext:value-type="float">
            <text:p>4.14482547050271</text:p>
          </table:table-cell>
        </table:table-row>
      </table:table>
      <table:table table:name="compute" table:style-name="ta1">
        <table:table-column table:style-name="co1" table:default-cell-style-name="ce15"/>
        <table:table-column table:style-name="co1" table:default-cell-style-name="ce18"/>
        <table:table-column table:style-name="co1" table:default-cell-style-name="ce17"/>
        <table:table-column table:style-name="co1" table:number-columns-repeated="1018" table:default-cell-style-name="Default"/>
        <table:table-row table:style-name="ro1">
          <table:table-cell table:formula="of:=[$'logged-unwell'.A1]" office:value-type="string" office:string-value="date" calcext:value-type="string">
            <text:p>date</text:p>
          </table:table-cell>
          <table:table-cell table:style-name="ce16" office:value-type="string" calcext:value-type="string">
            <text:p>reports</text:p>
          </table:table-cell>
          <table:table-cell table:style-name="ce19" office:value-type="string" calcext:value-type="string">
            <text:p>unwell * 10</text:p>
          </table:table-cell>
          <table:table-cell table:style-name="ce20" office:value-type="string" calcext:value-type="string">
            <text:p>%</text:p>
          </table:table-cell>
          <table:table-cell table:style-name="ce20" table:number-columns-repeated="1017"/>
        </table:table-row>
        <table:table-row table:style-name="ro1">
          <table:table-cell table:formula="of:=VALUE([$'logged-unwell'.A2])" office:value-type="date" office:date-value="2022-07-09" calcext:value-type="date">
            <text:p>09/07/22</text:p>
          </table:table-cell>
          <table:table-cell table:style-name="Default" table:formula="of:=[$'logged-unwell'.E2]" office:value-type="float" office:value="198962" calcext:value-type="float">
            <text:p>198962</text:p>
          </table:table-cell>
          <table:table-cell table:formula="of:=[$'logged-unwell'.D2]*10" office:value-type="float" office:value="171490" calcext:value-type="float">
            <text:p>171490</text:p>
          </table:table-cell>
          <table:table-cell table:style-name="ce18" table:formula="of:=[$'logged-unwell'.F2]/100" office:value-type="percentage" office:value="0.0861923382354419" calcext:value-type="percentage">
            <text:p>8.62%</text:p>
          </table:table-cell>
          <table:table-cell table:number-columns-repeated="1017"/>
        </table:table-row>
        <table:table-row table:style-name="ro1">
          <table:table-cell table:formula="of:=VALUE([$'logged-unwell'.A3])" office:value-type="date" office:date-value="2022-07-10" calcext:value-type="date">
            <text:p>10/07/22</text:p>
          </table:table-cell>
          <table:table-cell table:style-name="Default" table:formula="of:=[$'logged-unwell'.E3]" office:value-type="float" office:value="176110" calcext:value-type="float">
            <text:p>176110</text:p>
          </table:table-cell>
          <table:table-cell table:formula="of:=[$'logged-unwell'.D3]*10" office:value-type="float" office:value="146780" calcext:value-type="float">
            <text:p>146780</text:p>
          </table:table-cell>
          <table:table-cell table:style-name="ce18" table:formula="of:=[$'logged-unwell'.F3]/100" office:value-type="percentage" office:value="0.083345636250071" calcext:value-type="percentage">
            <text:p>8.33%</text:p>
          </table:table-cell>
          <table:table-cell table:number-columns-repeated="1017"/>
        </table:table-row>
        <table:table-row table:style-name="ro1">
          <table:table-cell table:formula="of:=VALUE([$'logged-unwell'.A4])" office:value-type="date" office:date-value="2022-07-11" calcext:value-type="date">
            <text:p>11/07/22</text:p>
          </table:table-cell>
          <table:table-cell table:style-name="Default" table:formula="of:=[$'logged-unwell'.E4]" office:value-type="float" office:value="173974" calcext:value-type="float">
            <text:p>173974</text:p>
          </table:table-cell>
          <table:table-cell table:formula="of:=[$'logged-unwell'.D4]*10" office:value-type="float" office:value="141090" calcext:value-type="float">
            <text:p>141090</text:p>
          </table:table-cell>
          <table:table-cell table:style-name="ce18" table:formula="of:=[$'logged-unwell'.F4]/100" office:value-type="percentage" office:value="0.0810983250370745" calcext:value-type="percentage">
            <text:p>8.11%</text:p>
          </table:table-cell>
          <table:table-cell table:number-columns-repeated="1017"/>
        </table:table-row>
        <table:table-row table:style-name="ro1">
          <table:table-cell table:formula="of:=VALUE([$'logged-unwell'.A5])" office:value-type="date" office:date-value="2022-07-12" calcext:value-type="date">
            <text:p>12/07/22</text:p>
          </table:table-cell>
          <table:table-cell table:style-name="Default" table:formula="of:=[$'logged-unwell'.E5]" office:value-type="float" office:value="178575" calcext:value-type="float">
            <text:p>178575</text:p>
          </table:table-cell>
          <table:table-cell table:formula="of:=[$'logged-unwell'.D5]*10" office:value-type="float" office:value="145490" calcext:value-type="float">
            <text:p>145490</text:p>
          </table:table-cell>
          <table:table-cell table:style-name="ce18" table:formula="of:=[$'logged-unwell'.F5]/100" office:value-type="percentage" office:value="0.0814727705445891" calcext:value-type="percentage">
            <text:p>8.15%</text:p>
          </table:table-cell>
          <table:table-cell table:number-columns-repeated="1017"/>
        </table:table-row>
        <table:table-row table:style-name="ro1">
          <table:table-cell table:formula="of:=VALUE([$'logged-unwell'.A6])" office:value-type="date" office:date-value="2022-07-13" calcext:value-type="date">
            <text:p>13/07/22</text:p>
          </table:table-cell>
          <table:table-cell table:style-name="Default" table:formula="of:=[$'logged-unwell'.E6]" office:value-type="float" office:value="176886" calcext:value-type="float">
            <text:p>176886</text:p>
          </table:table-cell>
          <table:table-cell table:formula="of:=[$'logged-unwell'.D6]*10" office:value-type="float" office:value="144530" calcext:value-type="float">
            <text:p>144530</text:p>
          </table:table-cell>
          <table:table-cell table:style-name="ce18" table:formula="of:=[$'logged-unwell'.F6]/100" office:value-type="percentage" office:value="0.0817079927184741" calcext:value-type="percentage">
            <text:p>8.17%</text:p>
          </table:table-cell>
          <table:table-cell table:number-columns-repeated="1017"/>
        </table:table-row>
        <table:table-row table:style-name="ro1">
          <table:table-cell table:formula="of:=VALUE([$'logged-unwell'.A7])" office:value-type="date" office:date-value="2022-07-14" calcext:value-type="date">
            <text:p>14/07/22</text:p>
          </table:table-cell>
          <table:table-cell table:style-name="Default" table:formula="of:=[$'logged-unwell'.E7]" office:value-type="float" office:value="174247" calcext:value-type="float">
            <text:p>174247</text:p>
          </table:table-cell>
          <table:table-cell table:formula="of:=[$'logged-unwell'.D7]*10" office:value-type="float" office:value="138150" calcext:value-type="float">
            <text:p>138150</text:p>
          </table:table-cell>
          <table:table-cell table:style-name="ce18" table:formula="of:=[$'logged-unwell'.F7]/100" office:value-type="percentage" office:value="0.0792840048896107" calcext:value-type="percentage">
            <text:p>7.93%</text:p>
          </table:table-cell>
          <table:table-cell table:number-columns-repeated="1017"/>
        </table:table-row>
        <table:table-row table:style-name="ro1">
          <table:table-cell table:formula="of:=VALUE([$'logged-unwell'.A8])" office:value-type="date" office:date-value="2022-07-15" calcext:value-type="date">
            <text:p>15/07/22</text:p>
          </table:table-cell>
          <table:table-cell table:style-name="Default" table:formula="of:=[$'logged-unwell'.E8]" office:value-type="float" office:value="174580" calcext:value-type="float">
            <text:p>174580</text:p>
          </table:table-cell>
          <table:table-cell table:formula="of:=[$'logged-unwell'.D8]*10" office:value-type="float" office:value="142970" calcext:value-type="float">
            <text:p>142970</text:p>
          </table:table-cell>
          <table:table-cell table:style-name="ce18" table:formula="of:=[$'logged-unwell'.F8]/100" office:value-type="percentage" office:value="0.0818936877076412" calcext:value-type="percentage">
            <text:p>8.19%</text:p>
          </table:table-cell>
          <table:table-cell table:number-columns-repeated="1017"/>
        </table:table-row>
        <table:table-row table:style-name="ro1">
          <table:table-cell table:formula="of:=VALUE([$'logged-unwell'.A9])" office:value-type="date" office:date-value="2022-07-16" calcext:value-type="date">
            <text:p>16/07/22</text:p>
          </table:table-cell>
          <table:table-cell table:style-name="Default" table:formula="of:=[$'logged-unwell'.E9]" office:value-type="float" office:value="183159" calcext:value-type="float">
            <text:p>183159</text:p>
          </table:table-cell>
          <table:table-cell table:formula="of:=[$'logged-unwell'.D9]*10" office:value-type="float" office:value="151450" calcext:value-type="float">
            <text:p>151450</text:p>
          </table:table-cell>
          <table:table-cell table:style-name="ce18" table:formula="of:=[$'logged-unwell'.F9]/100" office:value-type="percentage" office:value="0.0826877194131875" calcext:value-type="percentage">
            <text:p>8.27%</text:p>
          </table:table-cell>
          <table:table-cell table:number-columns-repeated="1017"/>
        </table:table-row>
        <table:table-row table:style-name="ro1">
          <table:table-cell table:formula="of:=VALUE([$'logged-unwell'.A10])" office:value-type="date" office:date-value="2022-07-17" calcext:value-type="date">
            <text:p>17/07/22</text:p>
          </table:table-cell>
          <table:table-cell table:style-name="Default" table:formula="of:=[$'logged-unwell'.E10]" office:value-type="float" office:value="166494" calcext:value-type="float">
            <text:p>166494</text:p>
          </table:table-cell>
          <table:table-cell table:formula="of:=[$'logged-unwell'.D10]*10" office:value-type="float" office:value="128400" calcext:value-type="float">
            <text:p>128400</text:p>
          </table:table-cell>
          <table:table-cell table:style-name="ce18" table:formula="of:=[$'logged-unwell'.F10]/100" office:value-type="percentage" office:value="0.0771198962124761" calcext:value-type="percentage">
            <text:p>7.71%</text:p>
          </table:table-cell>
          <table:table-cell table:number-columns-repeated="1017"/>
        </table:table-row>
        <table:table-row table:style-name="ro1">
          <table:table-cell table:formula="of:=VALUE([$'logged-unwell'.A11])" office:value-type="date" office:date-value="2022-07-18" calcext:value-type="date">
            <text:p>18/07/22</text:p>
          </table:table-cell>
          <table:table-cell table:style-name="Default" table:formula="of:=[$'logged-unwell'.E11]" office:value-type="float" office:value="170125" calcext:value-type="float">
            <text:p>170125</text:p>
          </table:table-cell>
          <table:table-cell table:formula="of:=[$'logged-unwell'.D11]*10" office:value-type="float" office:value="126430" calcext:value-type="float">
            <text:p>126430</text:p>
          </table:table-cell>
          <table:table-cell table:style-name="ce18" table:formula="of:=[$'logged-unwell'.F11]/100" office:value-type="percentage" office:value="0.0743159441587068" calcext:value-type="percentage">
            <text:p>7.43%</text:p>
          </table:table-cell>
          <table:table-cell table:number-columns-repeated="1017"/>
        </table:table-row>
        <table:table-row table:style-name="ro1">
          <table:table-cell table:formula="of:=VALUE([$'logged-unwell'.A12])" office:value-type="date" office:date-value="2022-07-19" calcext:value-type="date">
            <text:p>19/07/22</text:p>
          </table:table-cell>
          <table:table-cell table:style-name="Default" table:formula="of:=[$'logged-unwell'.E12]" office:value-type="float" office:value="176221" calcext:value-type="float">
            <text:p>176221</text:p>
          </table:table-cell>
          <table:table-cell table:formula="of:=[$'logged-unwell'.D12]*10" office:value-type="float" office:value="119000" calcext:value-type="float">
            <text:p>119000</text:p>
          </table:table-cell>
          <table:table-cell table:style-name="ce18" table:formula="of:=[$'logged-unwell'.F12]/100" office:value-type="percentage" office:value="0.067528841625005" calcext:value-type="percentage">
            <text:p>6.75%</text:p>
          </table:table-cell>
          <table:table-cell table:number-columns-repeated="1017"/>
        </table:table-row>
        <table:table-row table:style-name="ro1">
          <table:table-cell table:formula="of:=VALUE([$'logged-unwell'.A13])" office:value-type="date" office:date-value="2022-07-20" calcext:value-type="date">
            <text:p>20/07/22</text:p>
          </table:table-cell>
          <table:table-cell table:style-name="Default" table:formula="of:=[$'logged-unwell'.E13]" office:value-type="float" office:value="175909" calcext:value-type="float">
            <text:p>175909</text:p>
          </table:table-cell>
          <table:table-cell table:formula="of:=[$'logged-unwell'.D13]*10" office:value-type="float" office:value="111300" calcext:value-type="float">
            <text:p>111300</text:p>
          </table:table-cell>
          <table:table-cell table:style-name="ce18" table:formula="of:=[$'logged-unwell'.F13]/100" office:value-type="percentage" office:value="0.0632713505278297" calcext:value-type="percentage">
            <text:p>6.33%</text:p>
          </table:table-cell>
          <table:table-cell table:number-columns-repeated="1017"/>
        </table:table-row>
        <table:table-row table:style-name="ro1">
          <table:table-cell table:formula="of:=VALUE([$'logged-unwell'.A14])" office:value-type="date" office:date-value="2022-07-21" calcext:value-type="date">
            <text:p>21/07/22</text:p>
          </table:table-cell>
          <table:table-cell table:style-name="Default" table:formula="of:=[$'logged-unwell'.E14]" office:value-type="float" office:value="170474" calcext:value-type="float">
            <text:p>170474</text:p>
          </table:table-cell>
          <table:table-cell table:formula="of:=[$'logged-unwell'.D14]*10" office:value-type="float" office:value="107420" calcext:value-type="float">
            <text:p>107420</text:p>
          </table:table-cell>
          <table:table-cell table:style-name="ce18" table:formula="of:=[$'logged-unwell'.F14]/100" office:value-type="percentage" office:value="0.0630125415019299" calcext:value-type="percentage">
            <text:p>6.30%</text:p>
          </table:table-cell>
          <table:table-cell table:number-columns-repeated="1017"/>
        </table:table-row>
        <table:table-row table:style-name="ro1">
          <table:table-cell table:formula="of:=VALUE([$'logged-unwell'.A15])" office:value-type="date" office:date-value="2022-07-22" calcext:value-type="date">
            <text:p>22/07/22</text:p>
          </table:table-cell>
          <table:table-cell table:style-name="Default" table:formula="of:=[$'logged-unwell'.E15]" office:value-type="float" office:value="171012" calcext:value-type="float">
            <text:p>171012</text:p>
          </table:table-cell>
          <table:table-cell table:formula="of:=[$'logged-unwell'.D15]*10" office:value-type="float" office:value="112710" calcext:value-type="float">
            <text:p>112710</text:p>
          </table:table-cell>
          <table:table-cell table:style-name="ce18" table:formula="of:=[$'logged-unwell'.F15]/100" office:value-type="percentage" office:value="0.0659076556031156" calcext:value-type="percentage">
            <text:p>6.59%</text:p>
          </table:table-cell>
          <table:table-cell table:number-columns-repeated="1017"/>
        </table:table-row>
        <table:table-row table:style-name="ro1">
          <table:table-cell table:formula="of:=VALUE([$'logged-unwell'.A16])" office:value-type="date" office:date-value="2022-07-23" calcext:value-type="date">
            <text:p>23/07/22</text:p>
          </table:table-cell>
          <table:table-cell table:style-name="Default" table:formula="of:=[$'logged-unwell'.E16]" office:value-type="float" office:value="176121" calcext:value-type="float">
            <text:p>176121</text:p>
          </table:table-cell>
          <table:table-cell table:formula="of:=[$'logged-unwell'.D16]*10" office:value-type="float" office:value="117580" calcext:value-type="float">
            <text:p>117580</text:p>
          </table:table-cell>
          <table:table-cell table:style-name="ce18" table:formula="of:=[$'logged-unwell'.F16]/100" office:value-type="percentage" office:value="0.0667609200492843" calcext:value-type="percentage">
            <text:p>6.68%</text:p>
          </table:table-cell>
          <table:table-cell table:number-columns-repeated="1017"/>
        </table:table-row>
        <table:table-row table:style-name="ro1">
          <table:table-cell table:formula="of:=VALUE([$'logged-unwell'.A17])" office:value-type="date" office:date-value="2022-07-24" calcext:value-type="date">
            <text:p>24/07/22</text:p>
          </table:table-cell>
          <table:table-cell table:style-name="Default" table:formula="of:=[$'logged-unwell'.E17]" office:value-type="float" office:value="163000" calcext:value-type="float">
            <text:p>163000</text:p>
          </table:table-cell>
          <table:table-cell table:formula="of:=[$'logged-unwell'.D17]*10" office:value-type="float" office:value="106620" calcext:value-type="float">
            <text:p>106620</text:p>
          </table:table-cell>
          <table:table-cell table:style-name="ce18" table:formula="of:=[$'logged-unwell'.F17]/100" office:value-type="percentage" office:value="0.0654110429447853" calcext:value-type="percentage">
            <text:p>6.54%</text:p>
          </table:table-cell>
          <table:table-cell table:number-columns-repeated="1017"/>
        </table:table-row>
        <table:table-row table:style-name="ro1">
          <table:table-cell table:formula="of:=VALUE([$'logged-unwell'.A18])" office:value-type="date" office:date-value="2022-07-25" calcext:value-type="date">
            <text:p>25/07/22</text:p>
          </table:table-cell>
          <table:table-cell table:style-name="Default" table:formula="of:=[$'logged-unwell'.E18]" office:value-type="float" office:value="166555" calcext:value-type="float">
            <text:p>166555</text:p>
          </table:table-cell>
          <table:table-cell table:formula="of:=[$'logged-unwell'.D18]*10" office:value-type="float" office:value="106560" calcext:value-type="float">
            <text:p>106560</text:p>
          </table:table-cell>
          <table:table-cell table:style-name="ce18" table:formula="of:=[$'logged-unwell'.F18]/100" office:value-type="percentage" office:value="0.0639788658401129" calcext:value-type="percentage">
            <text:p>6.40%</text:p>
          </table:table-cell>
          <table:table-cell table:number-columns-repeated="1017"/>
        </table:table-row>
        <table:table-row table:style-name="ro1">
          <table:table-cell table:formula="of:=VALUE([$'logged-unwell'.A19])" office:value-type="date" office:date-value="2022-07-26" calcext:value-type="date">
            <text:p>26/07/22</text:p>
          </table:table-cell>
          <table:table-cell table:style-name="Default" table:formula="of:=[$'logged-unwell'.E19]" office:value-type="float" office:value="171359" calcext:value-type="float">
            <text:p>171359</text:p>
          </table:table-cell>
          <table:table-cell table:formula="of:=[$'logged-unwell'.D19]*10" office:value-type="float" office:value="106920" calcext:value-type="float">
            <text:p>106920</text:p>
          </table:table-cell>
          <table:table-cell table:style-name="ce18" table:formula="of:=[$'logged-unwell'.F19]/100" office:value-type="percentage" office:value="0.0623953221015529" calcext:value-type="percentage">
            <text:p>6.24%</text:p>
          </table:table-cell>
          <table:table-cell table:number-columns-repeated="1017"/>
        </table:table-row>
        <table:table-row table:style-name="ro1">
          <table:table-cell table:formula="of:=VALUE([$'logged-unwell'.A20])" office:value-type="date" office:date-value="2022-07-27" calcext:value-type="date">
            <text:p>27/07/22</text:p>
          </table:table-cell>
          <table:table-cell table:style-name="Default" table:formula="of:=[$'logged-unwell'.E20]" office:value-type="float" office:value="175983" calcext:value-type="float">
            <text:p>175983</text:p>
          </table:table-cell>
          <table:table-cell table:formula="of:=[$'logged-unwell'.D20]*10" office:value-type="float" office:value="108880" calcext:value-type="float">
            <text:p>108880</text:p>
          </table:table-cell>
          <table:table-cell table:style-name="ce18" table:formula="of:=[$'logged-unwell'.F20]/100" office:value-type="percentage" office:value="0.0618696124057437" calcext:value-type="percentage">
            <text:p>6.19%</text:p>
          </table:table-cell>
          <table:table-cell table:number-columns-repeated="1017"/>
        </table:table-row>
        <table:table-row table:style-name="ro1">
          <table:table-cell table:formula="of:=VALUE([$'logged-unwell'.A21])" office:value-type="date" office:date-value="2022-07-28" calcext:value-type="date">
            <text:p>28/07/22</text:p>
          </table:table-cell>
          <table:table-cell table:style-name="Default" table:formula="of:=[$'logged-unwell'.E21]" office:value-type="float" office:value="158487" calcext:value-type="float">
            <text:p>158487</text:p>
          </table:table-cell>
          <table:table-cell table:formula="of:=[$'logged-unwell'.D21]*10" office:value-type="float" office:value="97140" calcext:value-type="float">
            <text:p>97140</text:p>
          </table:table-cell>
          <table:table-cell table:style-name="ce18" table:formula="of:=[$'logged-unwell'.F21]/100" office:value-type="percentage" office:value="0.0612920933578148" calcext:value-type="percentage">
            <text:p>6.13%</text:p>
          </table:table-cell>
          <table:table-cell table:number-columns-repeated="1017"/>
        </table:table-row>
        <table:table-row table:style-name="ro1">
          <table:table-cell table:formula="of:=VALUE([$'logged-unwell'.A22])" office:value-type="date" office:date-value="2022-07-29" calcext:value-type="date">
            <text:p>29/07/22</text:p>
          </table:table-cell>
          <table:table-cell table:style-name="Default" table:formula="of:=[$'logged-unwell'.E22]" office:value-type="float" office:value="146668" calcext:value-type="float">
            <text:p>146668</text:p>
          </table:table-cell>
          <table:table-cell table:formula="of:=[$'logged-unwell'.D22]*10" office:value-type="float" office:value="90310" calcext:value-type="float">
            <text:p>90310</text:p>
          </table:table-cell>
          <table:table-cell table:style-name="ce18" table:formula="of:=[$'logged-unwell'.F22]/100" office:value-type="percentage" office:value="0.0615744402323615" calcext:value-type="percentage">
            <text:p>6.16%</text:p>
          </table:table-cell>
          <table:table-cell table:number-columns-repeated="1017"/>
        </table:table-row>
        <table:table-row table:style-name="ro1">
          <table:table-cell table:formula="of:=VALUE([$'logged-unwell'.A23])" office:value-type="date" office:date-value="2022-07-30" calcext:value-type="date">
            <text:p>30/07/22</text:p>
          </table:table-cell>
          <table:table-cell table:style-name="Default" table:formula="of:=[$'logged-unwell'.E23]" office:value-type="float" office:value="169264" calcext:value-type="float">
            <text:p>169264</text:p>
          </table:table-cell>
          <table:table-cell table:formula="of:=[$'logged-unwell'.D23]*10" office:value-type="float" office:value="95210" calcext:value-type="float">
            <text:p>95210</text:p>
          </table:table-cell>
          <table:table-cell table:style-name="ce18" table:formula="of:=[$'logged-unwell'.F23]/100" office:value-type="percentage" office:value="0.0562494092069194" calcext:value-type="percentage">
            <text:p>5.62%</text:p>
          </table:table-cell>
          <table:table-cell table:number-columns-repeated="1017"/>
        </table:table-row>
        <table:table-row table:style-name="ro1">
          <table:table-cell table:formula="of:=VALUE([$'logged-unwell'.A24])" office:value-type="date" office:date-value="2022-07-31" calcext:value-type="date">
            <text:p>31/07/22</text:p>
          </table:table-cell>
          <table:table-cell table:style-name="Default" table:formula="of:=[$'logged-unwell'.E24]" office:value-type="float" office:value="161831" calcext:value-type="float">
            <text:p>161831</text:p>
          </table:table-cell>
          <table:table-cell table:formula="of:=[$'logged-unwell'.D24]*10" office:value-type="float" office:value="91890" calcext:value-type="float">
            <text:p>91890</text:p>
          </table:table-cell>
          <table:table-cell table:style-name="ce18" table:formula="of:=[$'logged-unwell'.F24]/100" office:value-type="percentage" office:value="0.0567814571991769" calcext:value-type="percentage">
            <text:p>5.68%</text:p>
          </table:table-cell>
          <table:table-cell table:number-columns-repeated="1017"/>
        </table:table-row>
        <table:table-row table:style-name="ro1">
          <table:table-cell table:formula="of:=VALUE([$'logged-unwell'.A25])" office:value-type="date" office:date-value="2022-08-01" calcext:value-type="date">
            <text:p>01/08/22</text:p>
          </table:table-cell>
          <table:table-cell table:style-name="Default" table:formula="of:=[$'logged-unwell'.E25]" office:value-type="float" office:value="164337" calcext:value-type="float">
            <text:p>164337</text:p>
          </table:table-cell>
          <table:table-cell table:formula="of:=[$'logged-unwell'.D25]*10" office:value-type="float" office:value="90190" calcext:value-type="float">
            <text:p>90190</text:p>
          </table:table-cell>
          <table:table-cell table:style-name="ce18" table:formula="of:=[$'logged-unwell'.F25]/100" office:value-type="percentage" office:value="0.0548811284129563" calcext:value-type="percentage">
            <text:p>5.49%</text:p>
          </table:table-cell>
          <table:table-cell table:number-columns-repeated="1017"/>
        </table:table-row>
        <table:table-row table:style-name="ro1">
          <table:table-cell table:formula="of:=VALUE([$'logged-unwell'.A26])" office:value-type="date" office:date-value="2022-08-02" calcext:value-type="date">
            <text:p>02/08/22</text:p>
          </table:table-cell>
          <table:table-cell table:style-name="Default" table:formula="of:=[$'logged-unwell'.E26]" office:value-type="float" office:value="165257" calcext:value-type="float">
            <text:p>165257</text:p>
          </table:table-cell>
          <table:table-cell table:formula="of:=[$'logged-unwell'.D26]*10" office:value-type="float" office:value="86850" calcext:value-type="float">
            <text:p>86850</text:p>
          </table:table-cell>
          <table:table-cell table:style-name="ce18" table:formula="of:=[$'logged-unwell'.F26]/100" office:value-type="percentage" office:value="0.0525545060118482" calcext:value-type="percentage">
            <text:p>5.26%</text:p>
          </table:table-cell>
          <table:table-cell table:number-columns-repeated="1017"/>
        </table:table-row>
        <table:table-row table:style-name="ro1">
          <table:table-cell table:formula="of:=VALUE([$'logged-unwell'.A27])" office:value-type="date" office:date-value="2022-08-03" calcext:value-type="date">
            <text:p>03/08/22</text:p>
          </table:table-cell>
          <table:table-cell table:style-name="Default" table:formula="of:=[$'logged-unwell'.E27]" office:value-type="float" office:value="167066" calcext:value-type="float">
            <text:p>167066</text:p>
          </table:table-cell>
          <table:table-cell table:formula="of:=[$'logged-unwell'.D27]*10" office:value-type="float" office:value="92850" calcext:value-type="float">
            <text:p>92850</text:p>
          </table:table-cell>
          <table:table-cell table:style-name="ce18" table:formula="of:=[$'logged-unwell'.F27]/100" office:value-type="percentage" office:value="0.0555768378964002" calcext:value-type="percentage">
            <text:p>5.56%</text:p>
          </table:table-cell>
          <table:table-cell table:number-columns-repeated="1017"/>
        </table:table-row>
        <table:table-row table:style-name="ro1">
          <table:table-cell table:formula="of:=VALUE([$'logged-unwell'.A28])" office:value-type="date" office:date-value="2022-08-04" calcext:value-type="date">
            <text:p>04/08/22</text:p>
          </table:table-cell>
          <table:table-cell table:style-name="Default" table:formula="of:=[$'logged-unwell'.E28]" office:value-type="float" office:value="164360" calcext:value-type="float">
            <text:p>164360</text:p>
          </table:table-cell>
          <table:table-cell table:formula="of:=[$'logged-unwell'.D28]*10" office:value-type="float" office:value="86160" calcext:value-type="float">
            <text:p>86160</text:p>
          </table:table-cell>
          <table:table-cell table:style-name="ce18" table:formula="of:=[$'logged-unwell'.F28]/100" office:value-type="percentage" office:value="0.0524215137503042" calcext:value-type="percentage">
            <text:p>5.24%</text:p>
          </table:table-cell>
          <table:table-cell table:number-columns-repeated="1017"/>
        </table:table-row>
        <table:table-row table:style-name="ro1">
          <table:table-cell table:formula="of:=VALUE([$'logged-unwell'.A29])" office:value-type="date" office:date-value="2022-08-05" calcext:value-type="date">
            <text:p>05/08/22</text:p>
          </table:table-cell>
          <table:table-cell table:style-name="Default" table:formula="of:=[$'logged-unwell'.E29]" office:value-type="float" office:value="145468" calcext:value-type="float">
            <text:p>145468</text:p>
          </table:table-cell>
          <table:table-cell table:formula="of:=[$'logged-unwell'.D29]*10" office:value-type="float" office:value="69210" calcext:value-type="float">
            <text:p>69210</text:p>
          </table:table-cell>
          <table:table-cell table:style-name="ce18" table:formula="of:=[$'logged-unwell'.F29]/100" office:value-type="percentage" office:value="0.0475774740836473" calcext:value-type="percentage">
            <text:p>4.76%</text:p>
          </table:table-cell>
          <table:table-cell table:number-columns-repeated="1017"/>
        </table:table-row>
        <table:table-row table:style-name="ro1">
          <table:table-cell table:formula="of:=VALUE([$'logged-unwell'.A30])" office:value-type="date" office:date-value="2022-08-06" calcext:value-type="date">
            <text:p>06/08/22</text:p>
          </table:table-cell>
          <table:table-cell table:style-name="Default" table:formula="of:=[$'logged-unwell'.E30]" office:value-type="float" office:value="130256" calcext:value-type="float">
            <text:p>130256</text:p>
          </table:table-cell>
          <table:table-cell table:formula="of:=[$'logged-unwell'.D30]*10" office:value-type="float" office:value="29940" calcext:value-type="float">
            <text:p>29940</text:p>
          </table:table-cell>
          <table:table-cell table:style-name="ce18" table:formula="of:=[$'logged-unwell'.F30]/100" office:value-type="percentage" office:value="0.0229855054661589" calcext:value-type="percentage">
            <text:p>2.30%</text:p>
          </table:table-cell>
          <table:table-cell table:number-columns-repeated="1017"/>
        </table:table-row>
        <table:table-row table:style-name="ro1">
          <table:table-cell table:formula="of:=VALUE([$'logged-unwell'.A31])" office:value-type="date" office:date-value="2022-08-07" calcext:value-type="date">
            <text:p>07/08/22</text:p>
          </table:table-cell>
          <table:table-cell table:style-name="Default" table:formula="of:=[$'logged-unwell'.E31]" office:value-type="float" office:value="147729" calcext:value-type="float">
            <text:p>147729</text:p>
          </table:table-cell>
          <table:table-cell table:formula="of:=[$'logged-unwell'.D31]*10" office:value-type="float" office:value="26380" calcext:value-type="float">
            <text:p>26380</text:p>
          </table:table-cell>
          <table:table-cell table:style-name="ce18" table:formula="of:=[$'logged-unwell'.F31]/100" office:value-type="percentage" office:value="0.0178570219794353" calcext:value-type="percentage">
            <text:p>1.79%</text:p>
          </table:table-cell>
          <table:table-cell table:number-columns-repeated="1017"/>
        </table:table-row>
        <table:table-row table:style-name="ro1">
          <table:table-cell table:formula="of:=VALUE([$'logged-unwell'.A32])" office:value-type="date" office:date-value="2022-08-08" calcext:value-type="date">
            <text:p>08/08/22</text:p>
          </table:table-cell>
          <table:table-cell table:style-name="Default" table:formula="of:=[$'logged-unwell'.E32]" office:value-type="float" office:value="151257" calcext:value-type="float">
            <text:p>151257</text:p>
          </table:table-cell>
          <table:table-cell table:formula="of:=[$'logged-unwell'.D32]*10" office:value-type="float" office:value="26140" calcext:value-type="float">
            <text:p>26140</text:p>
          </table:table-cell>
          <table:table-cell table:style-name="ce18" table:formula="of:=[$'logged-unwell'.F32]/100" office:value-type="percentage" office:value="0.0172818448071825" calcext:value-type="percentage">
            <text:p>1.73%</text:p>
          </table:table-cell>
          <table:table-cell table:number-columns-repeated="1017"/>
        </table:table-row>
        <table:table-row table:style-name="ro1">
          <table:table-cell table:formula="of:=VALUE([$'logged-unwell'.A33])" office:value-type="date" office:date-value="2022-08-09" calcext:value-type="date">
            <text:p>09/08/22</text:p>
          </table:table-cell>
          <table:table-cell table:style-name="Default" table:formula="of:=[$'logged-unwell'.E33]" office:value-type="float" office:value="157624" calcext:value-type="float">
            <text:p>157624</text:p>
          </table:table-cell>
          <table:table-cell table:formula="of:=[$'logged-unwell'.D33]*10" office:value-type="float" office:value="50670" calcext:value-type="float">
            <text:p>50670</text:p>
          </table:table-cell>
          <table:table-cell table:style-name="ce18" table:formula="of:=[$'logged-unwell'.F33]/100" office:value-type="percentage" office:value="0.0321461198802213" calcext:value-type="percentage">
            <text:p>3.21%</text:p>
          </table:table-cell>
          <table:table-cell table:number-columns-repeated="1017"/>
        </table:table-row>
        <table:table-row table:style-name="ro1">
          <table:table-cell table:formula="of:=VALUE([$'logged-unwell'.A34])" office:value-type="date" office:date-value="2022-08-10" calcext:value-type="date">
            <text:p>10/08/22</text:p>
          </table:table-cell>
          <table:table-cell table:style-name="Default" table:formula="of:=[$'logged-unwell'.E34]" office:value-type="float" office:value="157908" calcext:value-type="float">
            <text:p>157908</text:p>
          </table:table-cell>
          <table:table-cell table:formula="of:=[$'logged-unwell'.D34]*10" office:value-type="float" office:value="67500" calcext:value-type="float">
            <text:p>67500</text:p>
          </table:table-cell>
          <table:table-cell table:style-name="ce18" table:formula="of:=[$'logged-unwell'.F34]/100" office:value-type="percentage" office:value="0.0427464093016187" calcext:value-type="percentage">
            <text:p>4.27%</text:p>
          </table:table-cell>
          <table:table-cell table:number-columns-repeated="1017"/>
        </table:table-row>
        <table:table-row table:style-name="ro1">
          <table:table-cell table:formula="of:=VALUE([$'logged-unwell'.A35])" office:value-type="date" office:date-value="2022-08-11" calcext:value-type="date">
            <text:p>11/08/22</text:p>
          </table:table-cell>
          <table:table-cell table:style-name="Default" table:formula="of:=[$'logged-unwell'.E35]" office:value-type="float" office:value="158292" calcext:value-type="float">
            <text:p>158292</text:p>
          </table:table-cell>
          <table:table-cell table:formula="of:=[$'logged-unwell'.D35]*10" office:value-type="float" office:value="68800" calcext:value-type="float">
            <text:p>68800</text:p>
          </table:table-cell>
          <table:table-cell table:style-name="ce18" table:formula="of:=[$'logged-unwell'.F35]/100" office:value-type="percentage" office:value="0.043463977964774" calcext:value-type="percentage">
            <text:p>4.35%</text:p>
          </table:table-cell>
          <table:table-cell table:number-columns-repeated="1017"/>
        </table:table-row>
        <table:table-row table:style-name="ro1">
          <table:table-cell table:formula="of:=VALUE([$'logged-unwell'.A36])" office:value-type="date" office:date-value="2022-08-12" calcext:value-type="date">
            <text:p>12/08/22</text:p>
          </table:table-cell>
          <table:table-cell table:style-name="Default" table:formula="of:=[$'logged-unwell'.E36]" office:value-type="float" office:value="160964" calcext:value-type="float">
            <text:p>160964</text:p>
          </table:table-cell>
          <table:table-cell table:formula="of:=[$'logged-unwell'.D36]*10" office:value-type="float" office:value="69570" calcext:value-type="float">
            <text:p>69570</text:p>
          </table:table-cell>
          <table:table-cell table:style-name="ce18" table:formula="of:=[$'logged-unwell'.F36]/100" office:value-type="percentage" office:value="0.0432208444124152" calcext:value-type="percentage">
            <text:p>4.32%</text:p>
          </table:table-cell>
          <table:table-cell table:number-columns-repeated="1017"/>
        </table:table-row>
        <table:table-row table:style-name="ro1">
          <table:table-cell table:formula="of:=VALUE([$'logged-unwell'.A37])" office:value-type="date" office:date-value="2022-08-13" calcext:value-type="date">
            <text:p>13/08/22</text:p>
          </table:table-cell>
          <table:table-cell table:style-name="Default" table:formula="of:=[$'logged-unwell'.E37]" office:value-type="float" office:value="159467" calcext:value-type="float">
            <text:p>159467</text:p>
          </table:table-cell>
          <table:table-cell table:formula="of:=[$'logged-unwell'.D37]*10" office:value-type="float" office:value="64620" calcext:value-type="float">
            <text:p>64620</text:p>
          </table:table-cell>
          <table:table-cell table:style-name="ce18" table:formula="of:=[$'logged-unwell'.F37]/100" office:value-type="percentage" office:value="0.0405224905466335" calcext:value-type="percentage">
            <text:p>4.05%</text:p>
          </table:table-cell>
          <table:table-cell table:number-columns-repeated="1017"/>
        </table:table-row>
        <table:table-row table:style-name="ro1">
          <table:table-cell table:formula="of:=VALUE([$'logged-unwell'.A38])" office:value-type="date" office:date-value="2022-08-14" calcext:value-type="date">
            <text:p>14/08/22</text:p>
          </table:table-cell>
          <table:table-cell table:style-name="Default" table:formula="of:=[$'logged-unwell'.E38]" office:value-type="float" office:value="145288" calcext:value-type="float">
            <text:p>145288</text:p>
          </table:table-cell>
          <table:table-cell table:formula="of:=[$'logged-unwell'.D38]*10" office:value-type="float" office:value="57980" calcext:value-type="float">
            <text:p>57980</text:p>
          </table:table-cell>
          <table:table-cell table:style-name="ce18" table:formula="of:=[$'logged-unwell'.F38]/100" office:value-type="percentage" office:value="0.0399069434502505" calcext:value-type="percentage">
            <text:p>3.99%</text:p>
          </table:table-cell>
          <table:table-cell table:number-columns-repeated="1017"/>
        </table:table-row>
        <table:table-row table:style-name="ro1">
          <table:table-cell table:formula="of:=VALUE([$'logged-unwell'.A39])" office:value-type="date" office:date-value="2022-08-15" calcext:value-type="date">
            <text:p>15/08/22</text:p>
          </table:table-cell>
          <table:table-cell table:style-name="Default" table:formula="of:=[$'logged-unwell'.E39]" office:value-type="float" office:value="146891" calcext:value-type="float">
            <text:p>146891</text:p>
          </table:table-cell>
          <table:table-cell table:formula="of:=[$'logged-unwell'.D39]*10" office:value-type="float" office:value="59110" calcext:value-type="float">
            <text:p>59110</text:p>
          </table:table-cell>
          <table:table-cell table:style-name="ce18" table:formula="of:=[$'logged-unwell'.F39]/100" office:value-type="percentage" office:value="0.0402407227127598" calcext:value-type="percentage">
            <text:p>4.02%</text:p>
          </table:table-cell>
          <table:table-cell table:number-columns-repeated="1017"/>
        </table:table-row>
        <table:table-row table:style-name="ro1">
          <table:table-cell table:formula="of:=VALUE([$'logged-unwell'.A40])" office:value-type="date" office:date-value="2022-08-16" calcext:value-type="date">
            <text:p>16/08/22</text:p>
          </table:table-cell>
          <table:table-cell table:style-name="Default" table:formula="of:=[$'logged-unwell'.E40]" office:value-type="float" office:value="149946" calcext:value-type="float">
            <text:p>149946</text:p>
          </table:table-cell>
          <table:table-cell table:formula="of:=[$'logged-unwell'.D40]*10" office:value-type="float" office:value="62150" calcext:value-type="float">
            <text:p>62150</text:p>
          </table:table-cell>
          <table:table-cell table:style-name="ce18" table:formula="of:=[$'logged-unwell'.F40]/100" office:value-type="percentage" office:value="0.0414482547050271" calcext:value-type="percentage">
            <text:p>4.14%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7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19"/>
        </table:table-row>
        <table:table-row table:style-name="ro1" table:number-rows-repeated="104853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Graphs" table:style-name="ta1">
        <table:shapes>
          <draw:frame draw:z-index="0" draw:style-name="gr1" draw:text-style-name="P1" svg:width="9.776cm" svg:height="10.598cm" svg:x="0cm" svg:y="0cm">
            <draw:object draw:notify-on-update-of-ranges="compute.A2:compute.A100 compute.D1:compute.D1 compute.D2:compute.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776cm" svg:height="10.598cm" svg:x="11.289cm" svg:y="0cm">
            <draw:object draw:notify-on-update-of-ranges="compute.A2:compute.A100 compute.D1:compute.D1 compute.D2:compute.D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.892cm" svg:height="9.004cm" svg:x="22.578cm" svg:y="0cm">
            <draw:object draw:notify-on-update-of-ranges="compute.A2:compute.A100 compute.B1:compute.B1 compute.B2:compute.B100 compute.C1:compute.C1 compute.C2:compute.C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compute.B36:compute.B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1:51:11.434204811</meta:creation-date>
    <dc:date>2022-08-16T14:44:02.230831303</dc:date>
    <meta:editing-duration>PT20H10M26S</meta:editing-duration>
    <meta:editing-cycles>30</meta:editing-cycles>
    <meta:generator>LibreOffice/7.3.4.2$Linux_X86_64 LibreOffice_project/30$Build-2</meta:generator>
    <meta:document-statistic meta:table-count="4" meta:cell-count="40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93cm" svg:height="9.005cm" xlink:href=".." xlink:type="simple" chart:class="chart:line" chart:style-name="ch1">
        <chart:title svg:x="3.053cm" svg:y="0.316cm" chart:style-name="ch2">
          <text:p>ZOE England</text:p>
        </chart:title>
        <chart:subtitle svg:x="2.021cm" svg:y="1.275cm" chart:style-name="ch3">
          <text:p>Raw daily symptom reports</text:p>
        </chart:subtitle>
        <chart:legend chart:legend-position="end" svg:x="1.895cm" svg:y="5.82cm" style:legend-expansion="custom" svg:width="3.073cm" svg:height="1.192cm" style:legend-expansion-aspect-ratio="2.57802013422819" chart:style-name="ch4"/>
        <chart:plot-area chart:style-name="ch5" table:cell-range-address="compute.A2:compute.C100 compute.B1:compute.C1" chart:data-source-has-labels="both" svg:x="0.054cm" svg:y="2.136cm" svg:width="8.254cm" svg:height="6.684cm">
          <chart:coordinate-region svg:x="1.417cm" svg:y="2.335cm" svg:width="6.891cm" svg:height="5.019cm"/>
          <chart:axis chart:dimension="x" chart:name="primary-x" chart:style-name="ch6" chartooo:axis-type="auto">
            <chartooo:date-scale/>
            <chart:categories table:cell-range-address="compute.A2:compute.A10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mpute.B2:compute.B100" chart:label-cell-address="compute.B1:compute.B1" chart:class="chart:line">
            <chart:data-point chart:repeated="99"/>
          </chart:series>
          <chart:series chart:style-name="ch10" chart:values-cell-range-address="compute.C2:compute.C100" chart:label-cell-address="compute.C1:compute.C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s</text:p>
                <draw:g>
                  <svg:desc>compute.B1:compute.B1</svg:desc>
                </draw:g>
              </table:table-cell>
              <table:table-cell office:value-type="string">
                <text:p>unwell * 10</text:p>
                <draw:g>
                  <svg:desc>compute.C1:compute.C1</svg:desc>
                </draw:g>
              </table:table-cell>
            </table:table-row>
          </table:table-header-rows>
          <table:table-rows>
            <table:table-row>
              <table:table-cell office:value-type="float" office:value="44751">
                <text:p>44751</text:p>
                <draw:g>
                  <svg:desc>compute.A2:compute.A100</svg:desc>
                </draw:g>
              </table:table-cell>
              <table:table-cell office:value-type="float" office:value="198962">
                <text:p>198962</text:p>
                <draw:g>
                  <svg:desc>compute.B2:compute.B100</svg:desc>
                </draw:g>
              </table:table-cell>
              <table:table-cell office:value-type="float" office:value="171490">
                <text:p>171490</text:p>
                <draw:g>
                  <svg:desc>compute.C2:compute.C100</svg:desc>
                </draw:g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176110">
                <text:p>176110</text:p>
              </table:table-cell>
              <table:table-cell office:value-type="float" office:value="146780">
                <text:p>146780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173974">
                <text:p>173974</text:p>
              </table:table-cell>
              <table:table-cell office:value-type="float" office:value="141090">
                <text:p>141090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178575">
                <text:p>178575</text:p>
              </table:table-cell>
              <table:table-cell office:value-type="float" office:value="145490">
                <text:p>145490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176886">
                <text:p>176886</text:p>
              </table:table-cell>
              <table:table-cell office:value-type="float" office:value="144530">
                <text:p>144530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174247">
                <text:p>174247</text:p>
              </table:table-cell>
              <table:table-cell office:value-type="float" office:value="138150">
                <text:p>138150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174580">
                <text:p>174580</text:p>
              </table:table-cell>
              <table:table-cell office:value-type="float" office:value="142970">
                <text:p>142970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183159">
                <text:p>183159</text:p>
              </table:table-cell>
              <table:table-cell office:value-type="float" office:value="151450">
                <text:p>151450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166494">
                <text:p>166494</text:p>
              </table:table-cell>
              <table:table-cell office:value-type="float" office:value="128400">
                <text:p>128400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170125">
                <text:p>170125</text:p>
              </table:table-cell>
              <table:table-cell office:value-type="float" office:value="126430">
                <text:p>126430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176221">
                <text:p>176221</text:p>
              </table:table-cell>
              <table:table-cell office:value-type="float" office:value="119000">
                <text:p>119000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175909">
                <text:p>175909</text:p>
              </table:table-cell>
              <table:table-cell office:value-type="float" office:value="111300">
                <text:p>111300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170474">
                <text:p>170474</text:p>
              </table:table-cell>
              <table:table-cell office:value-type="float" office:value="107420">
                <text:p>107420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171012">
                <text:p>171012</text:p>
              </table:table-cell>
              <table:table-cell office:value-type="float" office:value="112710">
                <text:p>112710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176121">
                <text:p>176121</text:p>
              </table:table-cell>
              <table:table-cell office:value-type="float" office:value="117580">
                <text:p>117580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163000">
                <text:p>163000</text:p>
              </table:table-cell>
              <table:table-cell office:value-type="float" office:value="106620">
                <text:p>106620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166555">
                <text:p>166555</text:p>
              </table:table-cell>
              <table:table-cell office:value-type="float" office:value="106560">
                <text:p>106560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171359">
                <text:p>171359</text:p>
              </table:table-cell>
              <table:table-cell office:value-type="float" office:value="106920">
                <text:p>106920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175983">
                <text:p>175983</text:p>
              </table:table-cell>
              <table:table-cell office:value-type="float" office:value="108880">
                <text:p>108880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158487">
                <text:p>158487</text:p>
              </table:table-cell>
              <table:table-cell office:value-type="float" office:value="97140">
                <text:p>97140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146668">
                <text:p>146668</text:p>
              </table:table-cell>
              <table:table-cell office:value-type="float" office:value="90310">
                <text:p>90310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169264">
                <text:p>169264</text:p>
              </table:table-cell>
              <table:table-cell office:value-type="float" office:value="95210">
                <text:p>95210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161831">
                <text:p>161831</text:p>
              </table:table-cell>
              <table:table-cell office:value-type="float" office:value="91890">
                <text:p>91890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164337">
                <text:p>164337</text:p>
              </table:table-cell>
              <table:table-cell office:value-type="float" office:value="90190">
                <text:p>90190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165257">
                <text:p>165257</text:p>
              </table:table-cell>
              <table:table-cell office:value-type="float" office:value="86850">
                <text:p>86850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167066">
                <text:p>167066</text:p>
              </table:table-cell>
              <table:table-cell office:value-type="float" office:value="92850">
                <text:p>92850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164360">
                <text:p>164360</text:p>
              </table:table-cell>
              <table:table-cell office:value-type="float" office:value="86160">
                <text:p>86160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145468">
                <text:p>145468</text:p>
              </table:table-cell>
              <table:table-cell office:value-type="float" office:value="69210">
                <text:p>69210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130256">
                <text:p>130256</text:p>
              </table:table-cell>
              <table:table-cell office:value-type="float" office:value="29940">
                <text:p>29940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147729">
                <text:p>147729</text:p>
              </table:table-cell>
              <table:table-cell office:value-type="float" office:value="26380">
                <text:p>26380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151257">
                <text:p>151257</text:p>
              </table:table-cell>
              <table:table-cell office:value-type="float" office:value="26140">
                <text:p>26140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157624">
                <text:p>157624</text:p>
              </table:table-cell>
              <table:table-cell office:value-type="float" office:value="50670">
                <text:p>50670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157908">
                <text:p>157908</text:p>
              </table:table-cell>
              <table:table-cell office:value-type="float" office:value="67500">
                <text:p>67500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158292">
                <text:p>158292</text:p>
              </table:table-cell>
              <table:table-cell office:value-type="float" office:value="68800">
                <text:p>68800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160964">
                <text:p>160964</text:p>
              </table:table-cell>
              <table:table-cell office:value-type="float" office:value="69570">
                <text:p>69570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159467">
                <text:p>159467</text:p>
              </table:table-cell>
              <table:table-cell office:value-type="float" office:value="64620">
                <text:p>64620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145288">
                <text:p>145288</text:p>
              </table:table-cell>
              <table:table-cell office:value-type="float" office:value="57980">
                <text:p>57980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146891">
                <text:p>146891</text:p>
              </table:table-cell>
              <table:table-cell office:value-type="float" office:value="59110">
                <text:p>59110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149946">
                <text:p>149946</text:p>
              </table:table-cell>
              <table:table-cell office:value-type="float" office:value="62150">
                <text:p>62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tick-marks-minor-inner="false" chart:tick-marks-minor-outer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cm" chart:symbol-height="0.2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77cm" svg:height="10.599cm" xlink:href=".." xlink:type="simple" chart:class="chart:line" chart:style-name="ch1">
        <chart:title svg:x="3.495cm" svg:y="0.347cm" chart:style-name="ch2">
          <text:p>ZOE England</text:p>
        </chart:title>
        <chart:subtitle svg:x="1.166cm" svg:y="1.337cm" chart:style-name="ch3">
          <text:p>Raw daily symptom reports - % users who logged feeling unwell</text:p>
        </chart:subtitle>
        <chart:plot-area chart:style-name="ch4" table:cell-range-address="compute.A2:compute.A100 compute.D1:compute.D100" chart:data-source-has-labels="both" svg:x="0.195cm" svg:y="2.681cm" svg:width="9.387cm" svg:height="7.707cm">
          <chart:coordinate-region svg:x="1.61cm" svg:y="2.88cm" svg:width="7.972cm" svg:height="6.042cm"/>
          <chart:axis chart:dimension="x" chart:name="primary-x" chart:style-name="ch5" chartooo:axis-type="date">
            <chartooo:date-scale chart:base-time-unit="days" chart:major-interval-value="7" chart:major-interval-unit="days" chart:minor-interval-value="1" chart:minor-interval-unit="days"/>
            <chart:categories table:cell-range-address="compute.A2:compute.A10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pute.D2:compute.D100" chart:label-cell-address="compute.D1:compute.D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compute.D1:compute.D1</svg:desc>
                </draw:g>
              </table:table-cell>
            </table:table-row>
          </table:table-header-rows>
          <table:table-rows>
            <table:table-row>
              <table:table-cell office:value-type="float" office:value="44751">
                <text:p>44751</text:p>
                <draw:g>
                  <svg:desc>compute.A2:compute.A100</svg:desc>
                </draw:g>
              </table:table-cell>
              <table:table-cell office:value-type="float" office:value="0.0861923382354419">
                <text:p>0.0861923382354419</text:p>
                <draw:g>
                  <svg:desc>compute.D2:compute.D100</svg:desc>
                </draw:g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0.083345636250071">
                <text:p>0.083345636250071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0.0810983250370745">
                <text:p>0.0810983250370745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0.0814727705445891">
                <text:p>0.0814727705445891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0.0817079927184741">
                <text:p>0.0817079927184741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0.0792840048896107">
                <text:p>0.0792840048896107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0.0818936877076412">
                <text:p>0.0818936877076412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0.0826877194131875">
                <text:p>0.0826877194131875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0.0771198962124761">
                <text:p>0.0771198962124761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0.0743159441587068">
                <text:p>0.0743159441587068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0.067528841625005">
                <text:p>0.067528841625005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0.0632713505278297">
                <text:p>0.0632713505278297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0.0630125415019299">
                <text:p>0.0630125415019299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0.0659076556031156">
                <text:p>0.0659076556031156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0.0667609200492843">
                <text:p>0.0667609200492843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0.0654110429447853">
                <text:p>0.0654110429447853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0.0639788658401129">
                <text:p>0.0639788658401129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0.0623953221015529">
                <text:p>0.0623953221015529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0.0618696124057437">
                <text:p>0.0618696124057437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0.0612920933578148">
                <text:p>0.0612920933578148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0.0615744402323615">
                <text:p>0.0615744402323615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0.0562494092069194">
                <text:p>0.0562494092069194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0.0567814571991769">
                <text:p>0.0567814571991769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0.0548811284129563">
                <text:p>0.0548811284129563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0.0525545060118482">
                <text:p>0.0525545060118482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0.0555768378964002">
                <text:p>0.0555768378964002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0.0524215137503042">
                <text:p>0.0524215137503042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0.0475774740836473">
                <text:p>0.0475774740836473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0.0229855054661589">
                <text:p>0.0229855054661589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0.0178570219794353">
                <text:p>0.0178570219794353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0.0172818448071825">
                <text:p>0.0172818448071825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0.0321461198802213">
                <text:p>0.0321461198802213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0.0427464093016187">
                <text:p>0.0427464093016187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0.043463977964774">
                <text:p>0.043463977964774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0.0432208444124152">
                <text:p>0.0432208444124152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0.0405224905466335">
                <text:p>0.0405224905466335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0.0399069434502505">
                <text:p>0.0399069434502505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0.0402407227127598">
                <text:p>0.0402407227127598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0.0414482547050271">
                <text:p>0.0414482547050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1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x" chart:symbol-width="0.2cm" chart:symbol-height="0.2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77cm" svg:height="10.599cm" xlink:href=".." xlink:type="simple" chart:class="chart:line" chart:style-name="ch1">
        <chart:title svg:x="3.495cm" svg:y="0.347cm" chart:style-name="ch2">
          <text:p>ZOE England</text:p>
        </chart:title>
        <chart:subtitle svg:x="1.166cm" svg:y="1.337cm" chart:style-name="ch3">
          <text:p>Raw daily symptom reports - % users who logged feeling unwell</text:p>
        </chart:subtitle>
        <chart:plot-area chart:style-name="ch4" table:cell-range-address="compute.A2:compute.A100 compute.D1:compute.D100" chart:data-source-has-labels="both" svg:x="0.195cm" svg:y="2.681cm" svg:width="9.387cm" svg:height="7.707cm">
          <chart:coordinate-region svg:x="1.61cm" svg:y="2.88cm" svg:width="7.972cm" svg:height="6.042cm"/>
          <chart:axis chart:dimension="x" chart:name="primary-x" chart:style-name="ch5" chartooo:axis-type="date">
            <chartooo:date-scale chart:base-time-unit="days" chart:major-interval-value="7" chart:major-interval-unit="days" chart:minor-interval-value="1" chart:minor-interval-unit="days"/>
            <chart:categories table:cell-range-address="compute.A2:compute.A100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compute.D2:compute.D100" chart:label-cell-address="compute.D1:compute.D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compute.D1:compute.D1</svg:desc>
                </draw:g>
              </table:table-cell>
            </table:table-row>
          </table:table-header-rows>
          <table:table-rows>
            <table:table-row>
              <table:table-cell office:value-type="float" office:value="44751">
                <text:p>44751</text:p>
                <draw:g>
                  <svg:desc>compute.A2:compute.A100</svg:desc>
                </draw:g>
              </table:table-cell>
              <table:table-cell office:value-type="float" office:value="0.0861923382354419">
                <text:p>0.0861923382354419</text:p>
                <draw:g>
                  <svg:desc>compute.D2:compute.D100</svg:desc>
                </draw:g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0.083345636250071">
                <text:p>0.083345636250071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0.0810983250370745">
                <text:p>0.0810983250370745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0.0814727705445891">
                <text:p>0.0814727705445891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0.0817079927184741">
                <text:p>0.0817079927184741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0.0792840048896107">
                <text:p>0.0792840048896107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0.0818936877076412">
                <text:p>0.0818936877076412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0.0826877194131875">
                <text:p>0.0826877194131875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0.0771198962124761">
                <text:p>0.0771198962124761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0.0743159441587068">
                <text:p>0.0743159441587068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0.067528841625005">
                <text:p>0.067528841625005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0.0632713505278297">
                <text:p>0.0632713505278297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0.0630125415019299">
                <text:p>0.0630125415019299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0.0659076556031156">
                <text:p>0.0659076556031156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0.0667609200492843">
                <text:p>0.0667609200492843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0.0654110429447853">
                <text:p>0.0654110429447853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0.0639788658401129">
                <text:p>0.0639788658401129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0.0623953221015529">
                <text:p>0.0623953221015529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0.0618696124057437">
                <text:p>0.0618696124057437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0.0612920933578148">
                <text:p>0.0612920933578148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0.0615744402323615">
                <text:p>0.0615744402323615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0.0562494092069194">
                <text:p>0.0562494092069194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0.0567814571991769">
                <text:p>0.0567814571991769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0.0548811284129563">
                <text:p>0.0548811284129563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0.0525545060118482">
                <text:p>0.0525545060118482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0.0555768378964002">
                <text:p>0.0555768378964002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0.0524215137503042">
                <text:p>0.0524215137503042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0.0475774740836473">
                <text:p>0.0475774740836473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0.0229855054661589">
                <text:p>0.0229855054661589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0.0178570219794353">
                <text:p>0.0178570219794353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0.0172818448071825">
                <text:p>0.0172818448071825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0.0321461198802213">
                <text:p>0.0321461198802213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0.0427464093016187">
                <text:p>0.0427464093016187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0.043463977964774">
                <text:p>0.043463977964774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0.0432208444124152">
                <text:p>0.0432208444124152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0.0405224905466335">
                <text:p>0.0405224905466335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0.0399069434502505">
                <text:p>0.0399069434502505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0.0402407227127598">
                <text:p>0.0402407227127598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0.0414482547050271">
                <text:p>0.0414482547050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